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61879" officeooo:paragraph-rsid="000618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 Bug reports will be able to issue bug reports that they encounter from the program. This will ensure that bugs will not be forgotten about or that bugs can’t be dealt with until the team lead has time to issue the rep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e Riehl</meta:initial-creator>
    <meta:creation-date>2017-02-09T13:33:07.354525523</meta:creation-date>
    <meta:generator>LibreOffice/4.2.8.2$Linux_X86_64 LibreOffice_project/420$Build-2</meta:generator>
    <dc:date>2017-02-09T13:43:05.647481234</dc:date>
    <dc:creator>Jace Riehl</dc:creator>
    <meta:editing-duration>P0D</meta:editing-duration>
    <meta:editing-cycles>1</meta:editing-cycles>
    <meta:document-statistic meta:table-count="0" meta:image-count="0" meta:object-count="0" meta:page-count="1" meta:paragraph-count="1" meta:word-count="43" meta:character-count="225" meta:non-whitespace-character-count="182"/>
  </office:meta>
</office:document-meta>
</file>